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90110966791037531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78199463652226560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9018290374503420885"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48624501128598242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54392692452390725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468849478934638440"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66108342472914942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895084450347750949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631722" text:continue-list="list866108342472914942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01574568981843674"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3915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48576"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633703"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656778"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45326"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7247672207526106765"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2526651141848793813"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20873948320821359"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41722"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99288713430923064"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38839579002972697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54792622768461923" text:style-name="L15">
        <text:list-item>
          <text:list>
            <text:list-header>
              <text:p text:style-name="P171">1.5 miles averaging about 9:40/mile and rest 1 min</text:p>
            </text:list-header>
          </text:list>
        </text:list-item>
      </text:list>
      <text:p text:style-name="P23">1 mile in 8:26 and rest 2 min</text:p>
      <text:list xml:id="list729098860458170719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8761482175437625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639515"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2913179441444829423"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5735109412171126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3127195392900065777"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625439" text:continue-list="list1757351094121711262" text:style-name="L19">
        <text:list-item>
          <text:list>
            <text:list-header>
              <text:p text:style-name="P175">(Pace*HR)=1240</text:p>
            </text:list-header>
          </text:list>
        </text:list-item>
      </text:list>
      <text:list xml:id="list39632681" text:continue-list="list2913179441444829423" text:style-name="L18">
        <text:list-item>
          <text:list>
            <text:list-header>
              <text:p text:style-name="P174">2 miles at 10:46/mile Ave HR= 121 bpm and rest a few minutes</text:p>
            </text:list-header>
          </text:list>
        </text:list-item>
      </text:list>
      <text:list xml:id="list39630778" text:continue-list="list39625439"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65220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1436029263128118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09895033843391181"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71417581906260567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206719808108263753"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2722780453208974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0903141348300001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626542"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64191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79923580605940520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610065636982706980"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4473990191691231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176019701898280987"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266871933295852274"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5T19:39:34.87</dc:date>
    <dc:creator>James Lombardi</dc:creator>
    <meta:editing-duration>P20DT13H49M43S</meta:editing-duration>
    <meta:editing-cycles>1617</meta:editing-cycles>
    <meta:generator>OpenOffice/4.1.2$Win32 OpenOffice.org_project/412m3$Build-9782</meta:generator>
    <meta:document-statistic meta:table-count="0" meta:image-count="9" meta:object-count="0" meta:page-count="166" meta:paragraph-count="4756" meta:word-count="51909" meta:character-count="266259"/>
  </office:meta>
</office:document-meta>
</file>